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CallPython.xml" manifest:media-type="text/xml"/>
  <manifest:file-entry manifest:full-path="Scripts/python/coolprop.py" manifest:media-type=""/>
  <manifest:file-entry manifest:full-path="Scripts/python/" manifest:media-type="application/binary"/>
  <manifest:file-entry manifest:full-path="Scripts/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22"/>
    <style:style style:name="ce5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>
        <table:iteration table:status="enable" table:steps="200"/>
      </table:calculation-settings>
      <table:table table:name="Tabelle1" table:style-name="ta1">
        <table:table-column table:style-name="co1" table:number-columns-repeated="3" table:default-cell-style-name="Default"/>
        <table:table-column table:style-name="co2" table:default-cell-style-name="ce5"/>
        <table:table-row table:style-name="ro1">
          <table:table-cell table:style-name="ce12" office:value-type="string" calcext:value-type="string">
            <text:p>CoolProp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Version:</text:p>
          </table:table-cell>
          <table:table-cell table:formula="of:=CPVERSION()" office:value-type="string" office:string-value="6.1.1dev" calcext:value-type="string">
            <text:p>6.1.1dev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style-name="ce2"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1st parameter</text:p>
          </table:table-cell>
        </table:table-row>
        <table:table-row table:style-name="ro1">
          <table:table-cell table:style-name="ce2"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nd parameter</text:p>
          </table:table-cell>
        </table:table-row>
        <table:table-row table:style-name="ro1">
          <table:table-cell table:style-name="ce2" office:value-type="string" calcext:value-type="string">
            <text:p>fluid</text:p>
          </table:table-cell>
          <table:table-cell table:style-name="ce20" office:value-type="string" calcext:value-type="string">
            <text:p>Wat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table:style-name="ce4" table:formula="of:=PROPSSI([.A9];[.A5];[.B5];[.A6];[.B6];[.B7])" office:value-type="float" office:value="2549854.10109475" calcext:value-type="float">
            <text:p>2549854,1</text:p>
          </table:table-cell>
          <table:table-cell/>
          <table:table-cell office:value-type="string" calcext:value-type="string">
            <text:p>PropsSI function call</text:p>
          </table:table-cell>
        </table:table-row>
        <table:table-row table:style-name="ro1">
          <table:table-cell office:value-type="string" calcext:value-type="string">
            <text:p>phase</text:p>
          </table:table-cell>
          <table:table-cell table:style-name="ce20" table:formula="of:=PHASESI([.A5];[.B5];[.A6];[.B6];[.B7])" office:value-type="string" office:string-value="twophase" calcext:value-type="string">
            <text:p>twophase</text:p>
          </table:table-cell>
          <table:table-cell/>
          <table:table-cell office:value-type="string" calcext:value-type="string">
            <text:p>PhaseSI function c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/>
      <number:text>,</number:text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0" loext:min-decimal-places="10" number:min-integer-digits="1"/>
    </number:number-style>
    <number:percentage-style style:name="N124">
      <number:number number:decimal-places="2" loext:min-decimal-places="2" number:min-integer-digits="1"/>
      <number:text>%</number:text>
    </number:percentage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4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4P2" style:volatile="true" number:language="de" number:country="DE">
      <loext:fill-character> </loext:fill-character>
      <number:text>-    </number:text>
    </number:number-style>
    <number:text-style style:name="N10144" number:language="de" number:country="DE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8P2" style:volatile="true" number:language="de" number:country="DE">
      <loext:fill-character> </loext:fill-character>
      <number:text>- € </number:text>
    </number:number-style>
    <number:text-style style:name="N10148" number:language="de" number:country="DE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2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2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52" number:language="de" number:country="DE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.00.0000</text:date>, <text:time style:data-style-name="N2" text:time-value="16:01:43.89760924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5:28:45.006416267</meta:creation-date>
    <dc:date>2018-10-18T16:07:06.724262079</dc:date>
    <meta:editing-duration>PT2H36S</meta:editing-duration>
    <meta:editing-cycles>79</meta:editing-cycles>
    <meta:generator>LibreOffice/6.1.2.1$Linux_X86_64 LibreOffice_project/10$Build-1</meta:generator>
    <meta:document-statistic meta:table-count="1" meta:cell-count="17" meta:object-count="0"/>
  </office:meta>
</office:document-meta>
</file>

<file path=Basic/Standard/CallPython.xml><?xml version="1.0" encoding="utf-8"?>
<!DOCTYPE module  PUBLIC '-//OpenOffice.org//DTD OfficeDocument 1.0//EN'  'module.dtd'>
<script:module xmlns:script="http://openoffice.org/2000/script" script:name="CallPython" script:language="StarBasic">Option Explicit


Function PropsSI(v1, v2, v3, v4, v5, v6)
    Dim oScriptProvider, oScript
    oScriptProvider = ThisComponent.getScriptProvider()
    oScript = oScriptProvider.getScript("vnd.sun.star.script:coolprop.py$propssi?language=Python&amp;location=document")
    PropsSI = oScript.invoke(array(v1, v2, v3, v4, v5, v6), array(), array())
end Function


Function PhaseSI(v1, v2, v3, v4, v5)
    Dim oScriptProvider, oScript
    oScriptProvider = ThisComponent.getScriptProvider()
    oScript = oScriptProvider.getScript("vnd.sun.star.script:coolprop.py$phasesi?language=Python&amp;location=document")
    PhaseSI = oScript.invoke(array(v1, v2, v3, v4, v5), array(), array())
end Function


Function cpversion()
    Dim oScriptProvider, oScript
    oScriptProvider = ThisComponent.getScriptProvider()
    oScript = oScriptProvider.getScript("vnd.sun.star.script:coolprop.py$cpversion?language=Python&amp;location=document")
    cpversion() = oScript.invoke(array(), array(), array()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llPyth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